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4pt" officeooo:rsid="000f4cd6" officeooo:paragraph-rsid="000f4cd6" style:font-size-asian="14pt" style:font-size-complex="14pt"/>
    </style:style>
    <style:style style:name="P2" style:family="paragraph" style:parent-style-name="Standard">
      <style:text-properties style:font-name="Century Schoolbook L" fo:font-size="14pt" officeooo:rsid="0010b345" officeooo:paragraph-rsid="0010b345" style:font-size-asian="14pt" style:font-size-complex="14pt"/>
    </style:style>
    <style:style style:name="P3" style:family="paragraph" style:parent-style-name="Standard">
      <style:text-properties style:font-name="Century Schoolbook L" fo:font-size="14pt" officeooo:rsid="001194f1" officeooo:paragraph-rsid="001194f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4pt" officeooo:rsid="00129610" officeooo:paragraph-rsid="00129610" fo:background-color="#ffff0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345" style:font-weight-asian="bold" style:font-weight-complex="bold"/>
    </style:style>
    <style:style style:name="T3" style:family="text">
      <style:text-properties fo:font-weight="bold" officeooo:rsid="001194f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sempio INSERT</text:span></text:p>
      <text:p text:style-name="P1"><text:span text:style-name="T1">INSERT INTO</text:span> t_libri (titolo, autore, genere)</text:p>
      <text:p text:style-name="P1"><text:span text:style-name="T1">VALUES</text:span> ('Beniamino cagnolino','Saul Sonzogno','5 anni');</text:p>
      <text:p text:style-name="P1"/>
      <text:p text:style-name="P1"/>
      <text:p text:style-name="P4"><text:span text:style-name="T1">Esempio </text:span><text:span text:style-name="T2">UPDATE</text:span></text:p>
      <text:p text:style-name="P2"><text:span text:style-name="T1">UPDATE</text:span> t_bimbi</text:p>
      <text:p text:style-name="P2"><text:span text:style-name="T1">SET</text:span> nome='Giovanni', email='d.fagiolo@gmail.com'</text:p>
      <text:p text:style-name="P2"><text:span text:style-name="T1">WHERE</text:span> id_bimbo=1;</text:p>
      <text:p text:style-name="P2"/>
      <text:p text:style-name="P2"/>
      <text:p text:style-name="P4"><text:span text:style-name="T1">Esempio </text:span><text:span text:style-name="T3">DELETE</text:span></text:p>
      <text:p text:style-name="P3"><text:span text:style-name="T1">DELETE</text:span> <text:span text:style-name="T1">FROM</text:span> t_prestiti <text:span text:style-name="T1">WHERE</text:span> id_prestito=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20:21.333430496</meta:creation-date>
    <dc:date>2019-04-04T15:53:51.527316465</dc:date>
    <meta:editing-duration>PT13M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29" meta:character-count="264" meta:non-whitespace-character-count="244"/>
  </office:meta>
</office:document-meta>
</file>